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JetBrains Mono" svg:font-family="'JetBrains Mono'" style:font-adornments="Bol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4.7937in"/>
    </style:style>
    <style:style style:name="co4" style:family="table-column">
      <style:table-column-properties fo:break-before="auto" style:column-width="2.63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color="#ffffff" style:font-name="JetBrains Mono" fo:font-size="8pt" style:font-size-asian="8pt" style:font-size-complex="8pt"/>
    </style:style>
    <style:style style:name="ce2" style:family="table-cell" style:parent-style-name="Default">
      <style:text-properties style:font-name="JetBrains Mono" fo:font-size="8pt" style:font-size-asian="8pt" style:font-size-complex="8pt"/>
    </style:style>
    <style:style style:name="ce3" style:family="table-cell" style:parent-style-name="Default" style:data-style-name="N0">
      <style:table-cell-properties fo:background-color="#000000" style:text-align-source="fix" style:repeat-content="false"/>
      <style:paragraph-properties fo:text-align="start" fo:margin-left="0in"/>
      <style:text-properties fo:color="#ffffff" style:font-name="JetBrains Mono" fo:font-size="8pt" style:font-size-asian="8pt" style:font-size-complex="8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JetBrains Mono" fo:font-size="8pt" style:font-size-asian="8pt" style:font-size-complex="8pt"/>
    </style:style>
    <style:style style:name="ce12" style:family="table-cell" style:parent-style-name="Default">
      <style:text-properties style:font-name="JetBrains Mono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ext-properties style:font-name="JetBrains Mono" fo:font-size="8pt" style:text-underline-style="solid" style:text-underline-width="auto" style:text-underline-color="font-color" style:font-size-asian="8pt" style:font-size-complex="8pt"/>
    </style:style>
    <style:style style:name="ce14" style:family="table-cell" style:parent-style-name="Default" style:data-style-name="N100">
      <style:text-properties style:font-name="JetBrains Mono" fo:font-size="8pt" style:text-underline-style="solid" style:text-underline-width="auto" style:text-underline-color="font-color" style:font-size-asian="8pt" style:font-size-complex="8pt"/>
    </style:style>
    <style:style style:name="ce5" style:family="table-cell" style:parent-style-name="Default" style:data-style-name="N100">
      <style:text-properties style:font-name="JetBrains Mono" fo:font-size="8pt" style:font-size-asian="8pt" style:font-size-complex="8pt"/>
    </style:style>
    <style:style style:name="ce6" style:family="table-cell" style:parent-style-name="Default">
      <style:text-properties fo:color="#0000cd" style:font-name="JetBrains Mono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Input</text:p>
          </table:table-cell>
          <table:table-cell table:style-name="ce1"/>
          <table:table-cell table:style-name="ce3"/>
          <table:table-cell table:style-name="ce1" table:number-columns-repeated="1021"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Mandatory (1/0)</text:p>
          </table:table-cell>
          <table:table-cell table:style-name="ce4" office:value-type="float" office:value="1" calcext:value-type="float">
            <text:p>1</text:p>
          </table:table-cell>
          <table:table-cell table:formula="of:=IF([.C2]=1; &quot;![Open-Source Software][OSS Icon] &quot;; &quot;&quot;)" office:value-type="string" office:string-value="![Open-Source Software][OSS Icon] " calcext:value-type="string">
            <text:p>![Open-Source Software][OSS Icon]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rcial software</text:p>
          </table:table-cell>
          <table:table-cell office:value-type="string" calcext:value-type="string">
            <text:p>Mandatory (1/0)</text:p>
          </table:table-cell>
          <table:table-cell table:style-name="ce4" office:value-type="float" office:value="0" calcext:value-type="float">
            <text:p>0</text:p>
          </table:table-cell>
          <table:table-cell table:formula="of:=IF([.C3]=1; &quot;![Commercial Software][Money Icon] &quot;; &quot;&quot;)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mandatory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mandatory</text:p>
          </table:table-cell>
          <table:table-cell table:style-name="ce13"/>
          <table:table-cell table:formula="of:=CONCATENATE(&quot;[&quot;; [.C4]; &quot;](&quot;;[.C5];&quot;) &quot;)" office:value-type="string" office:string-value="[]() " calcext:value-type="string">
            <text:p>[](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optional</text:p>
          </table:table-cell>
          <table:table-cell table:style-name="ce13"/>
          <table:table-cell table:formula="of:=IF(ISBLANK([.C6]); &quot;&quot;; CONCATENATE(&quot;[![GitHub stars](https://img.shields.io/github/stars/&quot;; SUBSTITUTE([.C6]; &quot;https://github.com/&quot;; &quot;&quot;); &quot;.svg?style=social&amp;label=Star&amp;maxAge=2592000)](https://github.com/&quot;; SUBSTITUTE([.C6]; &quot;https://github.com/&quot;; &quot;&quot;); &quot;) &quot;))"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optional</text:p>
          </table:table-cell>
          <table:table-cell table:style-name="ce14"/>
          <table:table-cell table:formula="of:=CONCATENATE(&quot;- &quot;; [.C7])" office:value-type="string" office:string-value="- " calcext:value-type="string">
            <text:p>-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3"/>
          <table:table-cell table:style-name="ce1" table:number-columns-repeated="1021"/>
        </table:table-row>
        <table:table-row table:style-name="ro1">
          <table:table-cell office:value-type="string" calcext:value-type="string">
            <text:p>full markdown text</text:p>
          </table:table-cell>
          <table:table-cell/>
          <table:table-cell table:style-name="ce6" table:formula="of:=CONCATENATE([.D2]; [.D3]; [.D5]; [.D6]; [.D7])" office:value-type="string" office:string-value="![Open-Source Software][OSS Icon] []() - " calcext:value-type="string">
            <text:p>![Open-Source Software][OSS Icon] []() - 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" svg:font-family="'JetBrains Mono'" style:font-adornments="Bol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4:09:43.441297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4T16:55:09.601045960</meta:creation-date>
    <dc:date>2021-10-19T14:21:55.224666397</dc:date>
    <meta:editing-duration>PT6H35M21S</meta:editing-duration>
    <meta:editing-cycles>32</meta:editing-cycles>
    <meta:generator>LibreOffice/7.1.4.2$Linux_X86_64 LibreOffice_project/a529a4fab45b75fefc5b6226684193eb000654f6</meta:generator>
    <meta:document-statistic meta:table-count="1" meta:cell-count="23" meta:object-count="0"/>
  </office:meta>
</office:document-meta>
</file>